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table:number-columns-repeated="5"/>
          <table:table-cell office:value-type="string">
            <text:p>new set of experiemnts</text:p>
          </table:table-cell>
          <table:table-cell table:number-columns-repeated="2"/>
          <table:table-cell office:value-type="string">
            <text:p>HM and JR are cell based; HM uses array-based hashmap</text:p>
          </table:table-cell>
          <table:table-cell table:number-columns-repeated="14"/>
        </table:table-row>
        <table:table-row table:style-name="ro1">
          <table:table-cell office:value-type="string">
            <text:p>plot1: sparisty 0.1%, nummapers 10, numfolds/iterations = 5</text:p>
          </table:table-cell>
          <table:table-cell table:number-columns-repeated="22"/>
        </table:table-row>
        <table:table-row table:style-name="ro1">
          <table:table-cell office:value-type="string">
            <text:p>cvkfoldrow, n 100k</text:p>
          </table:table-cell>
          <table:table-cell/>
          <table:table-cell office:value-type="string">
            <text:p>abandoned</text:p>
          </table:table-cell>
          <table:table-cell table:number-columns-repeated="3"/>
          <table:table-cell office:value-type="string">
            <text:p>cvkfoldrow, n 10k</text:p>
          </table:table-cell>
          <table:table-cell table:number-columns-repeated="5"/>
          <table:table-cell office:value-type="string">
            <text:p>elbagging n 10k</text:p>
          </table:table-cell>
          <table:table-cell/>
          <table:table-cell office:value-type="string">
            <text:p>ignored quad!</text:p>
          </table:table-cell>
          <table:table-cell/>
          <table:table-cell office:value-type="string">
            <text:p>ignored quad!</text:p>
          </table:table-cell>
          <table:table-cell/>
          <table:table-cell office:value-type="string">
            <text:p>elbagging n 100k</text:p>
          </table:table-cell>
          <table:table-cell/>
          <table:table-cell office:value-type="string">
            <text:p>abandoned</text:p>
          </table:table-cell>
          <table:table-cell table:number-columns-repeated="2"/>
        </table:table-row>
        <table:table-row table:style-name="ro1"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HM (nonbag)</text:p>
          </table:table-cell>
          <table:table-cell office:value-type="string">
            <text:p>JR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</table:table-row>
        <table:table-row table:style-name="ro1">
          <table:table-cell table:formula="of:=10000/1000000" office:value-type="float" office:value="0.01">
            <text:p>0.01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-</text:p>
          </table:table-cell>
          <table:table-cell table:formula="of:=10000/1000000" office:value-type="float" office:value="0.01">
            <text:p>0.01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formula="of:=10000/1000000" office:value-type="float" office:value="0.01">
            <text:p>0.01</text:p>
          </table:table-cell>
          <table:table-cell table:number-columns-repeated="2"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table:formula="of:=10000/1000000" office:value-type="float" office:value="0.01">
            <text:p>0.01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table:formula="of:=100000/1000000" office:value-type="float" office:value="0.1">
            <text:p>0.1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-</text:p>
          </table:table-cell>
          <table:table-cell table:formula="of:=100000/1000000" office:value-type="float" office:value="0.1">
            <text:p>0.1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100000/1000000" office:value-type="float" office:value="0.1">
            <text:p>0.1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table:formula="of:=100000/1000000" office:value-type="float" office:value="0.1">
            <text:p>0.1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table:formula="of:=1000000/1000000"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290">
            <text:p>1290</text:p>
          </table:table-cell>
          <table:table-cell office:value-type="float" office:value="1342">
            <text:p>1342</text:p>
          </table:table-cell>
          <table:table-cell table:number-columns-repeated="2" office:value-type="string">
            <text:p>-</text:p>
          </table:table-cell>
          <table:table-cell table:formula="of:=1000000/1000000"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12">
            <text:p>212</text:p>
          </table:table-cell>
          <table:table-cell office:value-type="float" office:value="290">
            <text:p>29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formula="of:=1000000/1000000"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4">
            <text:p>114</text:p>
          </table:table-cell>
          <table:table-cell table:formula="of:=1000000/1000000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445">
            <text:p>445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table:formula="of:=2500000/1000000" office:value-type="float" office:value="2.5">
            <text:p>2.5</text:p>
          </table:table-cell>
          <table:table-cell office:value-type="float" office:value="1655">
            <text:p>1655</text:p>
          </table:table-cell>
          <table:table-cell office:value-type="float" office:value="3515">
            <text:p>3515</text:p>
          </table:table-cell>
          <table:table-cell office:value-type="float" office:value="3928">
            <text:p>3928</text:p>
          </table:table-cell>
          <table:table-cell table:number-columns-repeated="2" office:value-type="string">
            <text:p>-</text:p>
          </table:table-cell>
          <table:table-cell table:formula="of:=2500000/1000000" office:value-type="float" office:value="2.5">
            <text:p>2.5</text:p>
          </table:table-cell>
          <table:table-cell office:value-type="float" office:value="202">
            <text:p>202</text:p>
          </table:table-cell>
          <table:table-cell office:value-type="float" office:value="413">
            <text:p>413</text:p>
          </table:table-cell>
          <table:table-cell office:value-type="float" office:value="481">
            <text:p>481</text:p>
          </table:table-cell>
          <table:table-cell office:value-type="float" office:value="184">
            <text:p>184</text:p>
          </table:table-cell>
          <table:table-cell office:value-type="float" office:value="449">
            <text:p>449</text:p>
          </table:table-cell>
          <table:table-cell table:formula="of:=2500000/1000000" office:value-type="float" office:value="2.5">
            <text:p>2.5</text:p>
          </table:table-cell>
          <table:table-cell office:value-type="float" office:value="115">
            <text:p>115</text:p>
          </table:table-cell>
          <table:table-cell office:value-type="float" office:value="386">
            <text:p>386</text:p>
          </table:table-cell>
          <table:table-cell office:value-type="float" office:value="170">
            <text:p>170</text:p>
          </table:table-cell>
          <table:table-cell office:value-type="float" office:value="403">
            <text:p>403</text:p>
          </table:table-cell>
          <table:table-cell office:value-type="float" office:value="179">
            <text:p>179</text:p>
          </table:table-cell>
          <table:table-cell table:formula="of:=2500000/1000000" office:value-type="float" office:value="2.5">
            <text:p>2.5</text:p>
          </table:table-cell>
          <table:table-cell office:value-type="float" office:value="3059">
            <text:p>3059</text:p>
          </table:table-cell>
          <table:table-cell office:value-type="float" office:value="936">
            <text:p>936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?</text:p>
          </table:table-cell>
          <table:table-cell office:value-type="float" office:value="7567">
            <text:p>7567</text:p>
          </table:table-cell>
          <table:table-cell office:value-type="float" office:value="7374">
            <text:p>7374</text:p>
          </table:table-cell>
          <table:table-cell table:number-columns-repeated="2"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745">
            <text:p>745</text:p>
          </table:table-cell>
          <table:table-cell office:value-type="float" office:value="864">
            <text:p>864</text:p>
          </table:table-cell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223">
            <text:p>1223</text:p>
          </table:table-cell>
          <table:table-cell office:value-type="float" office:value="276">
            <text:p>276</text:p>
          </table:table-cell>
          <table:table-cell office:value-type="float" office:value="1416">
            <text:p>1416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7653">
            <text:p>7653</text:p>
          </table:table-cell>
          <table:table-cell office:value-type="float" office:value="1820">
            <text:p>1820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table:number-columns-repeated="3" office:value-type="string">
            <text:p>?</text:p>
          </table:table-cell>
          <table:table-cell table:number-columns-repeated="2" office:value-type="string">
            <text:p>-</text:p>
          </table:table-cell>
          <table:table-cell office:value-type="float" office:value="7.5">
            <text:p>7.5</text:p>
          </table:table-cell>
          <table:table-cell office:value-type="float" office:value="536">
            <text:p>536</text:p>
          </table:table-cell>
          <table:table-cell office:value-type="float" office:value="972">
            <text:p>972</text:p>
          </table:table-cell>
          <table:table-cell office:value-type="float" office:value="1185">
            <text:p>1185</text:p>
          </table:table-cell>
          <table:table-cell office:value-type="float" office:value="474">
            <text:p>474</text:p>
          </table:table-cell>
          <table:table-cell office:value-type="float" office:value="1105">
            <text:p>1105</text:p>
          </table:table-cell>
          <table:table-cell office:value-type="float" office:value="7.5">
            <text:p>7.5</text:p>
          </table:table-cell>
          <table:table-cell office:value-type="float" office:value="241">
            <text:p>241</text:p>
          </table:table-cell>
          <table:table-cell office:value-type="float" office:value="2617">
            <text:p>2617</text:p>
          </table:table-cell>
          <table:table-cell office:value-type="float" office:value="377">
            <text:p>377</text:p>
          </table:table-cell>
          <table:table-cell office:value-type="float" office:value="3106">
            <text:p>3106</text:p>
          </table:table-cell>
          <table:table-cell office:value-type="float" office:value="390">
            <text:p>390</text:p>
          </table:table-cell>
          <table:table-cell office:value-type="float" office:value="7.5">
            <text:p>7.5</text:p>
          </table:table-cell>
          <table:table-cell office:value-type="float" office:value="12249">
            <text:p>12249</text:p>
          </table:table-cell>
          <table:table-cell office:value-type="float" office:value="2771">
            <text:p>277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string">
            <text:p>?</text:p>
          </table:table-cell>
          <table:table-cell table:number-columns-repeated="2"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  <table:table-cell office:value-type="float" office:value="1376">
            <text:p>1376</text:p>
          </table:table-cell>
          <table:table-cell office:value-type="float" office:value="1576">
            <text:p>1576</text:p>
          </table:table-cell>
          <table:table-cell office:value-type="float" office:value="576">
            <text:p>576</text:p>
          </table:table-cell>
          <table:table-cell office:value-type="float" office:value="1546">
            <text:p>1546</text:p>
          </table:table-cell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  <table:table-cell office:value-type="float" office:value="4353">
            <text:p>4353</text:p>
          </table:table-cell>
          <table:table-cell office:value-type="float" office:value="476">
            <text:p>476</text:p>
          </table:table-cell>
          <table:table-cell office:value-type="float" office:value="5852">
            <text:p>5852</text:p>
          </table:table-cell>
          <table:table-cell office:value-type="float" office:value="479">
            <text:p>479</text:p>
          </table:table-cell>
          <table:table-cell office:value-type="float" office:value="10">
            <text:p>10</text:p>
            <draw:frame table:end-cell-address="Sheet1.W31" table:end-x="0.7685in" table:end-y="0.1583in" draw:z-index="3" draw:style-name="gr1" svg:width="4.3244in" svg:height="3.5528in" svg:x="0in" svg:y="0.148in">
              <draw:object draw:notify-on-update-of-ranges="Sheet1.S5:Sheet1.S11 Sheet1.T4:Sheet1.T4 Sheet1.T5:Sheet1.T11 Sheet1.S5:Sheet1.S11 Sheet1.U4:Sheet1.U4 Sheet1.U5:Sheet1.U11 Sheet1.S5:Sheet1.S11 Sheet1.V4:Sheet1.V4 Sheet1.V5:Sheet1.V11 Sheet1.S5:Sheet1.S11 Sheet1.W4:Sheet1.W4 Sheet1.W5:Sheet1.W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 office:value-type="string">
            <text:p>?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>
            <draw:frame table:end-cell-address="Sheet1.F32" table:end-x="0.5606in" table:end-y="0.1587in" draw:z-index="2" draw:style-name="gr1" svg:width="5.0051in" svg:height="3.5528in" svg:x="0.0004in" svg:y="0.148in">
              <draw:object draw:notify-on-update-of-ranges="Sheet1.A5:Sheet1.A11 Sheet1.B4:Sheet1.B4 Sheet1.B5:Sheet1.B11 Sheet1.A5:Sheet1.A11 Sheet1.C4:Sheet1.C4 Sheet1.C5:Sheet1.C11 Sheet1.A5:Sheet1.A11 Sheet1.D4:Sheet1.D4 Sheet1.D5:Sheet1.D11 Sheet1.A5:Sheet1.A11 Sheet1.E4:Sheet1.E4 Sheet1.E5:Sheet1.E11 Sheet1.A5:Sheet1.A11 Sheet1.F4:Sheet1.F4 Sheet1.F5:Sheet1.F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L32" table:end-x="0.8232in" table:end-y="0.1295in" draw:z-index="0" draw:style-name="gr1" svg:width="5.0051in" svg:height="3.5528in" svg:x="0.2634in" svg:y="0.1189in">
              <draw:object draw:notify-on-update-of-ranges="Sheet1.G5:Sheet1.G11 Sheet1.H4:Sheet1.H4 Sheet1.H5:Sheet1.H11 Sheet1.G5:Sheet1.G11 Sheet1.I4:Sheet1.I4 Sheet1.I5:Sheet1.I11 Sheet1.G5:Sheet1.G11 Sheet1.J4:Sheet1.J4 Sheet1.J5:Sheet1.J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R32" table:end-x="0.8114in" table:end-y="0.0701in" draw:z-index="1" draw:style-name="gr1" svg:width="5.2134in" svg:height="3.5528in" svg:x="0.0433in" svg:y="0.0594in">
              <draw:object draw:notify-on-update-of-ranges="Sheet1.M5:Sheet1.M11 Sheet1.N4:Sheet1.N4 Sheet1.N5:Sheet1.N11 Sheet1.M5:Sheet1.M11 Sheet1.P4:Sheet1.P4 Sheet1.P5:Sheet1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TODO: Rerun all on 5000k, 7500k, 10000k</text:p>
          </table:table-cell>
          <table:table-cell table:number-columns-repeated="4"/>
          <table:table-cell office:value-type="string">
            <text:p>TODO: RECTIFY BTSTRP BLK HSHMAP MAPPER!!!!</text:p>
          </table:table-cell>
          <table:table-cell table:number-columns-repeated="5"/>
          <table:table-cell office:value-type="string">
            <text:p>TERMINATED!!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RMINATED!</text:p>
          </table:table-cell>
          <table:table-cell/>
          <table:table-cell office:value-type="string">
            <text:p>as of now: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760">
            <text:p>760</text:p>
          </table:table-cell>
          <table:table-cell office:value-type="float" office:value="843">
            <text:p>843</text:p>
          </table:table-cell>
          <table:table-cell table:number-columns-repeated="2"/>
          <table:table-cell office:value-type="string">
            <text:p>It is currently QUADRATIC in M!!!!! NOT SCALABLE!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HM.jar → cellbsaed, array hashmap, no bag</text:p>
          </table:table-cell>
          <table:table-cell table:number-columns-repeated="2"/>
          <table:table-cell office:value-type="float" office:value="7.5">
            <text:p>7.5</text:p>
          </table:table-cell>
          <table:table-cell office:value-type="float" office:value="547">
            <text:p>547</text:p>
          </table:table-cell>
          <table:table-cell office:value-type="float" office:value="961">
            <text:p>961</text:p>
          </table:table-cell>
          <table:table-cell office:value-type="float" office:value="1167">
            <text:p>1167</text:p>
          </table:table-cell>
          <table:table-cell table:number-columns-repeated="2"/>
          <table:table-cell office:value-type="string">
            <text:p>DONE! HM-bag is now faster than JR :) TODO HM-subblk-ba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HM-bag.jar → cellbsaed, array hashmap, ba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22">
            <text:p>622</text:p>
          </table:table-cell>
          <table:table-cell office:value-type="float" office:value="1412">
            <text:p>1412</text:p>
          </table:table-cell>
          <table:table-cell office:value-type="float" office:value="1573">
            <text:p>1573</text:p>
          </table:table-cell>
          <table:table-cell table:number-columns-repeated="2"/>
          <table:table-cell office:value-type="string">
            <text:p>OOPS!! THERE IS A BUG IN HM-bag!!!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HM-subblk.jar → subblk based, array hashmap, no bag</text:p>
          </table:table-cell>
          <table:table-cell table:number-columns-repeated="4"/>
          <table:table-cell office:value-type="string">
            <text:p>new values – even stranger!</text:p>
          </table:table-cell>
          <table:table-cell table:number-columns-repeated="3"/>
          <table:table-cell office:value-type="string">
            <text:p>FIXED bug and reran HM, final results in grph!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HM-subblk-bag.jar → TODO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Plot 2: runtime vs num columns; m = 1 mln, sparsity = 0.1%, numfolds/iterations = 5</text:p>
          </table:table-cell>
          <table:table-cell table:number-columns-repeated="6"/>
          <table:table-cell office:value-type="string">
            <text:p>Frac = 0.3%</text:p>
          </table:table-cell>
          <table:table-cell table:number-columns-repeated="4"/>
        </table:table-row>
        <table:table-row table:style-name="ro1">
          <table:table-cell office:value-type="string">
            <text:p>cvkfoldrow, m = 1mln</text:p>
          </table:table-cell>
          <table:table-cell table:number-columns-repeated="5"/>
          <table:table-cell office:value-type="string">
            <text:p>elrsm, m = 1mln</text:p>
          </table:table-cell>
          <table:table-cell table:number-columns-repeated="5"/>
        </table:table-row>
        <table:table-row table:style-name="ro1">
          <table:table-cell office:value-type="string">
            <text:p>n (1000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  <table:table-cell office:value-type="string">
            <text:p>n (1000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212">
            <text:p>212</text:p>
          </table:table-cell>
          <table:table-cell office:value-type="float" office:value="290">
            <text:p>29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1">
            <text:p>621</text:p>
          </table:table-cell>
          <table:table-cell office:value-type="float" office:value="1303">
            <text:p>1303</text:p>
          </table:table-cell>
          <table:table-cell office:value-type="float" office:value="1591">
            <text:p>1591</text:p>
          </table:table-cell>
          <table:table-cell office:value-type="float" office:value="548">
            <text:p>548</text:p>
          </table:table-cell>
          <table:table-cell office:value-type="float" office:value="1406">
            <text:p>1406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492">
            <text:p>492</text:p>
          </table:table-cell>
          <table:table-cell office:value-type="float" office:value="220">
            <text:p>220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06">
            <text:p>1606</text:p>
          </table:table-cell>
          <table:table-cell office:value-type="float" office:value="3191">
            <text:p>3191</text:p>
          </table:table-cell>
          <table:table-cell office:value-type="float" office:value="3839">
            <text:p>3839</text:p>
          </table:table-cell>
          <table:table-cell office:value-type="float" office:value="1367">
            <text:p>1367</text:p>
          </table:table-cell>
          <table:table-cell office:value-type="float" office:value="3831">
            <text:p>3831</text:p>
          </table:table-cell>
          <table:table-cell office:value-type="float" office:value="250">
            <text:p>250</text:p>
          </table:table-cell>
          <table:table-cell office:value-type="float" office:value="541">
            <text:p>541</text:p>
          </table:table-cell>
          <table:table-cell office:value-type="float" office:value="1006">
            <text:p>1006</text:p>
          </table:table-cell>
          <table:table-cell office:value-type="float" office:value="473">
            <text:p>473</text:p>
          </table:table-cell>
          <table:table-cell office:value-type="float" office:value="1033">
            <text:p>103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86">
            <text:p>2786</text:p>
          </table:table-cell>
          <table:table-cell office:value-type="float" office:value="7579">
            <text:p>7579</text:p>
          </table:table-cell>
          <table:table-cell office:value-type="float" office:value="7331">
            <text:p>7331</text:p>
          </table:table-cell>
          <table:table-cell office:value-type="float" office:value="2490">
            <text:p>2490</text:p>
          </table:table-cell>
          <table:table-cell office:value-type="float" office:value="9252">
            <text:p>9252</text:p>
          </table:table-cell>
          <table:table-cell office:value-type="float" office:value="500">
            <text:p>500</text:p>
            <draw:frame table:end-cell-address="Sheet2.L27" table:end-x="0.5606in" table:end-y="0.1587in" draw:z-index="1" draw:style-name="gr1" svg:width="5.0051in" svg:height="3.5531in" svg:x="0.0008in" svg:y="0.1476in">
              <draw:object draw:notify-on-update-of-ranges="Sheet2.G4:Sheet2.G7 Sheet2.H3:Sheet2.H3 Sheet2.H4:Sheet2.H7 Sheet2.G4:Sheet2.G7 Sheet2.I3:Sheet2.I3 Sheet2.I4:Sheet2.I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739">
            <text:p>739</text:p>
          </table:table-cell>
          <table:table-cell office:value-type="float" office:value="1864">
            <text:p>1864</text:p>
          </table:table-cell>
          <table:table-cell office:value-type="float" office:value="691">
            <text:p>691</text:p>
          </table:table-cell>
          <table:table-cell office:value-type="float" office:value="2239">
            <text:p>2239</text:p>
          </table:table-cell>
          <table:table-cell/>
        </table:table-row>
        <table:table-row table:style-name="ro1">
          <table:table-cell>
            <draw:frame table:end-cell-address="Sheet2.F28" table:end-x="0.5606in" table:end-y="0.178in" draw:z-index="0" draw:style-name="gr1" svg:width="5.0051in" svg:height="3.5524in" svg:x="0.0004in" svg:y="0.1677in">
              <draw:object draw:notify-on-update-of-ranges="Sheet2.A4:Sheet2.A7 Sheet2.B3:Sheet2.B3 Sheet2.B4:Sheet2.B7 Sheet2.A4:Sheet2.A7 Sheet2.C3:Sheet2.C3 Sheet2.C4:Sheet2.C7 Sheet2.A4:Sheet2.A7 Sheet2.D3:Sheet2.D3 Sheet2.D4:Sheet2.D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office:value-type="string">
            <text:p>stranger!!!</text:p>
          </table:table-cell>
          <table:table-cell table:number-columns-repeated="9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OMG!!</text:p>
          </table:table-cell>
        </table:table-row>
        <table:table-row table:style-name="ro1">
          <table:table-cell/>
          <table:table-cell office:value-type="string">
            <text:p>TODO: rerun JR,RB on 500k!</text:p>
          </table:table-cell>
          <table:table-cell table:number-columns-repeated="9"/>
          <table:table-cell office:value-type="string">
            <text:p>Why not do everything cell-wise!?! And then employ reblock???</text:p>
          </table:table-cell>
        </table:table-row>
        <table:table-row table:style-name="ro1">
          <table:table-cell/>
          <table:table-cell office:value-type="string">
            <text:p>prev values</text:p>
          </table:table-cell>
          <table:table-cell table:number-columns-repeated="9"/>
          <table:table-cell office:value-type="string">
            <text:p>Perhaps HM and JR will be faster then?! But IO increase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okay, something is wrong here! I am goin to change the expt setting, and see if this still holds:</text:p>
          </table:table-cell>
          <table:table-cell table:number-columns-repeated="6"/>
          <table:table-cell office:value-type="string">
            <text:p>TODO TODO</text:p>
          </table:table-cell>
          <table:table-cell table:number-columns-repeated="4"/>
        </table:table-row>
        <table:table-row table:style-name="ro1">
          <table:table-cell office:value-type="string">
            <text:p>hmmm... perhaps the cpu time is causing this problem?</text:p>
          </table:table-cell>
          <table:table-cell table:number-columns-repeated="6"/>
          <table:table-cell office:value-type="string">
            <text:p>rerun JR kfold on 250, 500!!! → 4 h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w vlas</text:p>
          </table:table-cell>
          <table:table-cell table:number-columns-repeated="5"/>
          <table:table-cell office:value-type="string">
            <text:p>also, do all 3 for n 750! → 9 hrs!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06">
            <text:p>1606</text:p>
          </table:table-cell>
          <table:table-cell office:value-type="float" office:value="3547">
            <text:p>3547</text:p>
          </table:table-cell>
          <table:table-cell office:value-type="float" office:value="3510">
            <text:p>3510</text:p>
          </table:table-cell>
          <table:table-cell table:number-columns-repeated="3"/>
          <table:table-cell office:value-type="string">
            <text:p>And 750 on rsm too → 2hrs!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86">
            <text:p>2786</text:p>
          </table:table-cell>
          <table:table-cell office:value-type="float" office:value="9072">
            <text:p>9072</text:p>
          </table:table-cell>
          <table:table-cell office:value-type="float" office:value="7355">
            <text:p>7355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lot3: runtime vs no.iterations, m=100k, n=10k, sparsity=0.1%</text:p>
          </table:table-cell>
          <table:table-cell table:number-columns-repeated="3"/>
        </table:table-row>
        <table:table-row table:style-name="ro1">
          <table:table-cell office:value-type="string">
            <text:p>cv holdout row</text:p>
          </table:table-cell>
          <table:table-cell table:number-columns-repeated="3"/>
        </table:table-row>
        <table:table-row table:style-name="ro1">
          <table:table-cell office:value-type="string">
            <text:p>numiters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218">
            <text:p>21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338">
            <text:p>33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float" office:value="457">
            <text:p>457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7">
            <text:p>307</text:p>
          </table:table-cell>
          <table:table-cell office:value-type="float" office:value="587">
            <text:p>587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>
            <draw:frame table:end-cell-address="Sheet3.F29" table:end-x="0.5606in" table:end-y="0.1661in" draw:z-index="0" draw:style-name="gr1" svg:width="5.0051in" svg:height="3.5528in" svg:x="0.0004in" svg:y="0.1559in">
              <draw:object draw:notify-on-update-of-ranges="Sheet3.A4:Sheet3.A8 Sheet3.B3:Sheet3.B3 Sheet3.B4:Sheet3.B8 Sheet3.A4:Sheet3.A8 Sheet3.C3:Sheet3.C3 Sheet3.C4:Sheet3.C8 Sheet3.A4:Sheet3.A8 Sheet3.D3:Sheet3.D3 Sheet3.D4:Sheet3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office:value-type="string">
            <text:p>(Not bag)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lot4: runtime vs sparsity, m = 100k, n=10k</text:p>
          </table:table-cell>
          <table:table-cell table:number-columns-repeated="5"/>
        </table:table-row>
        <table:table-row table:style-name="ro1">
          <table:table-cell office:value-type="string">
            <text:p>el rowholdout</text:p>
          </table:table-cell>
          <table:table-cell table:number-columns-repeated="5"/>
        </table:table-row>
        <table:table-row table:style-name="ro1">
          <table:table-cell office:value-type="string">
            <text:p>sparsity</text:p>
          </table:table-cell>
          <table:table-cell office:value-type="string">
            <text:p>HM-cell</text:p>
          </table:table-cell>
          <table:table-cell office:value-type="string">
            <text:p>JR-cell</text:p>
          </table:table-cell>
          <table:table-cell office:value-type="string">
            <text:p>RB</text:p>
          </table:table-cell>
          <table:table-cell office:value-type="string">
            <text:p>HM-subblk</text:p>
          </table:table-cell>
          <table:table-cell office:value-type="string">
            <text:p>JR-subblk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69">
            <text:p>69</text:p>
          </table:table-cell>
          <table:table-cell office:value-type="float" office:value="120">
            <text:p>120</text:p>
          </table:table-cell>
          <table:table-cell office:value-type="float" office:value="161">
            <text:p>161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27">
            <text:p>127</text:p>
          </table:table-cell>
          <table:table-cell office:value-type="float" office:value="265">
            <text:p>265</text:p>
          </table:table-cell>
          <table:table-cell office:value-type="float" office:value="318">
            <text:p>318</text:p>
          </table:table-cell>
          <table:table-cell office:value-type="float" office:value="79">
            <text:p>7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26">
            <text:p>226</text:p>
          </table:table-cell>
          <table:table-cell office:value-type="float" office:value="468">
            <text:p>468</text:p>
          </table:table-cell>
          <table:table-cell office:value-type="float" office:value="506">
            <text:p>506</text:p>
          </table:table-cell>
          <table:table-cell office:value-type="float" office:value="142">
            <text:p>14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>
            <draw:frame table:end-cell-address="Sheet4.G28" table:end-x="0.3075in" table:end-y="0.1665in" draw:z-index="0" draw:style-name="gr1" svg:width="5.6413in" svg:height="3.5535in" svg:x="0in" svg:y="0.1551in">
              <draw:object draw:notify-on-update-of-ranges="Sheet4.A4:Sheet4.A7 Sheet4.D3:Sheet4.D3 Sheet4.D4:Sheet4.D7 Sheet4.A4:Sheet4.A7 Sheet4.C3:Sheet4.C3 Sheet4.C4:Sheet4.C7 Sheet4.A4:Sheet4.A7 Sheet4.F3:Sheet4.F3 Sheet4.F4:Sheet4.F7 Sheet4.A4:Sheet4.A7 Sheet4.B3:Sheet4.B3 Sheet4.B4:Sheet4.B7 Sheet4.A4:Sheet4.A7 Sheet4.E3:Sheet4.E3 Sheet4.E4:Sheet4.E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office:value-type="string">
            <text:p>481?!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10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un Kumar</meta:initial-creator>
    <meta:creation-date>2011-08-20T14:27:49.01</meta:creation-date>
    <dc:date>2011-10-04T10:29:13</dc:date>
    <dc:creator>Arun </dc:creator>
    <meta:editing-duration>PT112H33M10S</meta:editing-duration>
    <meta:editing-cycles>112</meta:editing-cycles>
    <meta:generator>OpenOffice.org/3.2$Linux OpenOffice.org_project/320m19$Build-9505</meta:generator>
    <meta:document-statistic meta:table-count="4" meta:cell-count="36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14cm" svg:height="9.025cm" xlink:href=".." chart:class="chart:scatter" chart:style-name="ch1">
        <chart:title svg:x="2.541cm" svg:y="0.214cm" chart:style-name="ch2">
          <text:p>Runtime vs m (K-Fold CV)</text:p>
        </chart:title>
        <chart:legend chart:legend-position="end" svg:x="10.623cm" svg:y="3.58cm" chart:style-name="ch3"/>
        <chart:plot-area chart:style-name="ch4" table:cell-range-address="Sheet1.G4:Sheet1.J11" chart:data-source-has-labels="row" svg:x="1.077cm" svg:y="0.959cm" svg:width="9.142cm" svg:height="7.473cm">
          <chart:axis chart:dimension="x" chart:name="primary-x" chart:style-name="ch5">
            <chart:title svg:x="4.584cm" svg:y="7.961cm" chart:style-name="ch6">
              <text:p>m (in millions)</text:p>
            </chart:title>
          </chart:axis>
          <chart:axis chart:dimension="y" chart:name="primary-y" chart:style-name="ch5">
            <chart:title svg:x="1.024cm" svg:y="6.117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1.H5:Sheet1.H11" chart:label-cell-address="Sheet1.H4:Sheet1.H4" chart:class="chart:scatter">
            <chart:domain table:cell-range-address="Sheet1.G5:Sheet1.G11"/>
            <chart:data-point chart:repeated="7"/>
          </chart:series>
          <chart:series chart:style-name="ch10" chart:values-cell-range-address="Sheet1.I5:Sheet1.I11" chart:label-cell-address="Sheet1.I4:Sheet1.I4" chart:class="chart:scatter">
            <chart:data-point chart:repeated="7"/>
          </chart:series>
          <chart:series chart:style-name="ch11" chart:values-cell-range-address="Sheet1.J5:Sheet1.J11" chart:label-cell-address="Sheet1.J4:Sheet1.J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4:Sheet1.H4">HM</text:p>
              </table:table-cell>
              <table:table-cell office:value-type="string">
                <text:p text:id="Sheet1.I4:Sheet1.I4">JR</text:p>
              </table:table-cell>
              <table:table-cell office:value-type="string">
                <text:p text:id="Sheet1.J4:Sheet1.J4">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G5:Sheet1.G11">0.01</text:p>
              </table:table-cell>
              <table:table-cell office:value-type="float" office:value="47">
                <text:p text:id="Sheet1.H5:Sheet1.H11">47</text:p>
              </table:table-cell>
              <table:table-cell office:value-type="float" office:value="91">
                <text:p text:id="Sheet1.I5:Sheet1.I11">91</text:p>
              </table:table-cell>
              <table:table-cell office:value-type="float" office:value="115">
                <text:p text:id="Sheet1.J5:Sheet1.J11">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212">
                <text:p>21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02">
                <text:p>202</text:p>
              </table:table-cell>
              <table:table-cell office:value-type="float" office:value="413">
                <text:p>41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7">
                <text:p>377</text:p>
              </table:table-cell>
              <table:table-cell office:value-type="float" office:value="745">
                <text:p>74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536">
                <text:p>536</text:p>
              </table:table-cell>
              <table:table-cell office:value-type="float" office:value="972">
                <text:p>97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24">
                <text:p>624</text:p>
              </table:table-cell>
              <table:table-cell office:value-type="float" office:value="1376">
                <text:p>1376</text:p>
              </table:table-cell>
              <table:table-cell office:value-type="float" office:value="1576">
                <text:p>1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3cm" svg:height="9.025cm" xlink:href=".." chart:class="chart:scatter" chart:style-name="ch1">
        <chart:title svg:x="2.919cm" svg:y="0.214cm" chart:style-name="ch2">
          <text:p>Runtime vs m (Bagging EL)</text:p>
        </chart:title>
        <chart:legend chart:legend-position="end" svg:x="11.252cm" svg:y="3.862cm" chart:style-name="ch3"/>
        <chart:plot-area chart:style-name="ch4" table:cell-range-address="Sheet1.M5:Sheet1.N11 Sheet1.M4:Sheet1.N4 Sheet1.P4:Sheet1.P11" chart:data-source-has-labels="row" svg:x="1.407cm" svg:y="0.826cm" svg:width="9.221cm" svg:height="7.647cm">
          <chart:axis chart:dimension="x" chart:name="primary-x" chart:style-name="ch5">
            <chart:title svg:x="4.954cm" svg:y="8.002cm" chart:style-name="ch6">
              <text:p>m (in millions)</text:p>
            </chart:title>
          </chart:axis>
          <chart:axis chart:dimension="y" chart:name="primary-y" chart:style-name="ch5">
            <chart:title svg:x="1.344cm" svg:y="6.071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1.N5:Sheet1.N11" chart:label-cell-address="Sheet1.N4:Sheet1.N4" chart:class="chart:scatter">
            <chart:domain table:cell-range-address="Sheet1.M5:Sheet1.M11"/>
            <chart:data-point chart:repeated="7"/>
          </chart:series>
          <chart:series chart:style-name="ch10" chart:values-cell-range-address="Sheet1.P5:Sheet1.P11" chart:label-cell-address="Sheet1.P4:Sheet1.P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N4:Sheet1.N4">HM</text:p>
              </table:table-cell>
              <table:table-cell office:value-type="string">
                <text:p text:id="Sheet1.P4:Sheet1.P4">J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M5:Sheet1.M11">0.01</text:p>
              </table:table-cell>
              <table:table-cell office:value-type="float" office:value="51">
                <text:p text:id="Sheet1.N5:Sheet1.N11">51</text:p>
              </table:table-cell>
              <table:table-cell office:value-type="float" office:value="81">
                <text:p text:id="Sheet1.P5:Sheet1.P11">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4">
                <text:p>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15">
                <text:p>1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41">
                <text:p>24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12">
                <text:p>312</text:p>
              </table:table-cell>
              <table:table-cell office:value-type="float" office:value="476">
                <text:p>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14cm" svg:height="9.025cm" xlink:href=".." chart:class="chart:scatter" chart:style-name="ch1">
        <chart:title svg:x="2.322cm" svg:y="0.181cm" chart:style-name="ch2">
          <text:p>Runtime vs m (CV KFold Row, n = 100k)</text:p>
        </chart:title>
        <chart:legend chart:legend-position="end" svg:x="10.008cm" svg:y="3.225cm" chart:style-name="ch3"/>
        <chart:plot-area chart:style-name="ch4" table:cell-range-address="Sheet1.A4:Sheet1.F11" chart:data-source-has-labels="row" svg:x="1.288cm" svg:y="0.999cm" svg:width="8.878cm" svg:height="7.53cm">
          <chart:axis chart:dimension="x" chart:name="primary-x" chart:style-name="ch5">
            <chart:title svg:x="5.006cm" svg:y="8.138cm" chart:style-name="ch6">
              <text:p>m (in millions)</text:p>
            </chart:title>
          </chart:axis>
          <chart:axis chart:dimension="y" chart:name="primary-y" chart:style-name="ch5">
            <chart:title svg:x="1.235cm" svg:y="5.735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1.B5:Sheet1.B11" chart:label-cell-address="Sheet1.B4:Sheet1.B4" chart:class="chart:scatter">
            <chart:domain table:cell-range-address="Sheet1.A5:Sheet1.A11"/>
            <chart:data-point chart:repeated="7"/>
          </chart:series>
          <chart:series chart:style-name="ch10" chart:values-cell-range-address="Sheet1.C5:Sheet1.C11" chart:label-cell-address="Sheet1.C4:Sheet1.C4" chart:class="chart:scatter">
            <chart:data-point chart:repeated="7"/>
          </chart:series>
          <chart:series chart:style-name="ch11" chart:values-cell-range-address="Sheet1.D5:Sheet1.D11" chart:label-cell-address="Sheet1.D4:Sheet1.D4" chart:class="chart:scatter">
            <chart:data-point chart:repeated="7"/>
          </chart:series>
          <chart:series chart:style-name="ch12" chart:values-cell-range-address="Sheet1.E5:Sheet1.E11" chart:label-cell-address="Sheet1.E4:Sheet1.E4" chart:class="chart:scatter">
            <chart:data-point chart:repeated="7"/>
          </chart:series>
          <chart:series chart:style-name="ch13" chart:values-cell-range-address="Sheet1.F5:Sheet1.F11" chart:label-cell-address="Sheet1.F4:Sheet1.F4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>HM</text:p>
              </table:table-cell>
              <table:table-cell office:value-type="string">
                <text:p text:id="Sheet1.C4:Sheet1.C4">JR</text:p>
              </table:table-cell>
              <table:table-cell office:value-type="string">
                <text:p text:id="Sheet1.D4:Sheet1.D4">RB</text:p>
              </table:table-cell>
              <table:table-cell office:value-type="string">
                <text:p text:id="Sheet1.E4:Sheet1.E4">HM-subblk</text:p>
              </table:table-cell>
              <table:table-cell office:value-type="string">
                <text:p text:id="Sheet1.F4:Sheet1.F4">JR-subbl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5:Sheet1.A11">0.01</text:p>
              </table:table-cell>
              <table:table-cell office:value-type="float" office:value="60">
                <text:p text:id="Sheet1.B5:Sheet1.B11">60</text:p>
              </table:table-cell>
              <table:table-cell office:value-type="float" office:value="99">
                <text:p text:id="Sheet1.C5:Sheet1.C11">99</text:p>
              </table:table-cell>
              <table:table-cell office:value-type="float" office:value="127">
                <text:p text:id="Sheet1.D5:Sheet1.D11">127</text:p>
              </table:table-cell>
              <table:table-cell office:value-type="float" office:value="1.#NAN">
                <text:p text:id="Sheet1.E5:Sheet1.E11">1.#NAN</text:p>
              </table:table-cell>
              <table:table-cell office:value-type="float" office:value="1.#NAN">
                <text:p text:id="Sheet1.F5:Sheet1.F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  <table:table-cell office:value-type="float" office:value="269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22">
                <text:p>622</text:p>
              </table:table-cell>
              <table:table-cell office:value-type="float" office:value="1290">
                <text:p>1290</text:p>
              </table:table-cell>
              <table:table-cell office:value-type="float" office:value="1342">
                <text:p>1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655">
                <text:p>1655</text:p>
              </table:table-cell>
              <table:table-cell office:value-type="float" office:value="3515">
                <text:p>3515</text:p>
              </table:table-cell>
              <table:table-cell office:value-type="float" office:value="3928">
                <text:p>39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7567">
                <text:p>7567</text:p>
              </table:table-cell>
              <table:table-cell office:value-type="float" office:value="7374">
                <text:p>7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985cm" svg:height="9.025cm" xlink:href=".." chart:class="chart:scatter" chart:style-name="ch1">
        <chart:title svg:x="1.774cm" svg:y="0.181cm" chart:style-name="ch2">
          <text:p>Runtime vs m (EL Bagging, n = 100k)</text:p>
        </chart:title>
        <chart:legend chart:legend-position="end" svg:x="8.314cm" svg:y="3.459cm" chart:style-name="ch3"/>
        <chart:plot-area chart:style-name="ch4" table:cell-range-address="Sheet1.S4:Sheet1.W11" chart:data-source-has-labels="row" svg:x="0.793cm" svg:y="0.999cm" svg:width="8.011cm" svg:height="7.53cm">
          <chart:axis chart:dimension="x" chart:name="primary-x" chart:style-name="ch5">
            <chart:title svg:x="4.078cm" svg:y="8.138cm" chart:style-name="ch6">
              <text:p>m (in millions)</text:p>
            </chart:title>
          </chart:axis>
          <chart:axis chart:dimension="y" chart:name="primary-y" chart:style-name="ch5">
            <chart:title svg:x="0.775cm" svg:y="5.735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1.T5:Sheet1.T11" chart:label-cell-address="Sheet1.T4:Sheet1.T4" chart:class="chart:scatter">
            <chart:domain table:cell-range-address="Sheet1.S5:Sheet1.S11"/>
            <chart:data-point chart:repeated="7"/>
          </chart:series>
          <chart:series chart:style-name="ch10" chart:values-cell-range-address="Sheet1.U5:Sheet1.U11" chart:label-cell-address="Sheet1.U4:Sheet1.U4" chart:class="chart:scatter">
            <chart:data-point chart:repeated="7"/>
          </chart:series>
          <chart:series chart:style-name="ch11" chart:values-cell-range-address="Sheet1.V5:Sheet1.V11" chart:label-cell-address="Sheet1.V4:Sheet1.V4" chart:class="chart:scatter">
            <chart:data-point chart:repeated="7"/>
          </chart:series>
          <chart:series chart:style-name="ch12" chart:values-cell-range-address="Sheet1.W5:Sheet1.W11" chart:label-cell-address="Sheet1.W4:Sheet1.W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 text:id="Sheet1.T4:Sheet1.T4">HM</text:p>
              </table:table-cell>
              <table:table-cell office:value-type="string">
                <text:p text:id="Sheet1.U4:Sheet1.U4">JR</text:p>
              </table:table-cell>
              <table:table-cell office:value-type="string">
                <text:p text:id="Sheet1.V4:Sheet1.V4">HM-subblk</text:p>
              </table:table-cell>
              <table:table-cell office:value-type="string">
                <text:p text:id="Sheet1.W4:Sheet1.W4">JR-subbl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S5:Sheet1.S11">0.01</text:p>
              </table:table-cell>
              <table:table-cell office:value-type="float" office:value="57">
                <text:p text:id="Sheet1.T5:Sheet1.T11">57</text:p>
              </table:table-cell>
              <table:table-cell office:value-type="float" office:value="82">
                <text:p text:id="Sheet1.U5:Sheet1.U11">82</text:p>
              </table:table-cell>
              <table:table-cell office:value-type="float" office:value="1.#NAN">
                <text:p text:id="Sheet1.V5:Sheet1.V11">1.#NAN</text:p>
              </table:table-cell>
              <table:table-cell office:value-type="float" office:value="1.#NAN">
                <text:p text:id="Sheet1.W5:Sheet1.W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445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059">
                <text:p>3059</text:p>
              </table:table-cell>
              <table:table-cell office:value-type="float" office:value="936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53">
                <text:p>7653</text:p>
              </table:table-cell>
              <table:table-cell office:value-type="float" office:value="1820">
                <text:p>18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249">
                <text:p>12249</text:p>
              </table:table-cell>
              <table:table-cell office:value-type="float" office:value="2771">
                <text:p>2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14cm" svg:height="9.024cm" xlink:href=".." chart:class="chart:scatter" chart:style-name="ch1">
        <chart:title svg:x="3.38cm" svg:y="0.18cm" chart:style-name="ch2">
          <text:p>Runtime vs n (KFold CV)</text:p>
        </chart:title>
        <chart:legend chart:legend-position="end" svg:x="10.92cm" svg:y="3.579cm" chart:style-name="ch3"/>
        <chart:plot-area chart:style-name="ch4" table:cell-range-address="Sheet2.A3:Sheet2.D7" chart:data-source-has-labels="row" svg:x="1.075cm" svg:y="0.96cm" svg:width="9.26cm" svg:height="7.429cm">
          <chart:axis chart:dimension="x" chart:name="primary-x" chart:style-name="ch5">
            <chart:title svg:x="4.389cm" svg:y="7.918cm" chart:style-name="ch6">
              <text:p>n (in thousands)</text:p>
            </chart:title>
          </chart:axis>
          <chart:axis chart:dimension="y" chart:name="primary-y" chart:style-name="ch5">
            <chart:title svg:x="1.022cm" svg:y="6.096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2.B4:Sheet2.B7" chart:label-cell-address="Sheet2.B3:Sheet2.B3" chart:class="chart:scatter">
            <chart:domain table:cell-range-address="Sheet2.A4:Sheet2.A7"/>
            <chart:data-point chart:repeated="4"/>
          </chart:series>
          <chart:series chart:style-name="ch10" chart:values-cell-range-address="Sheet2.C4:Sheet2.C7" chart:label-cell-address="Sheet2.C3:Sheet2.C3" chart:class="chart:scatter">
            <chart:data-point chart:repeated="4"/>
          </chart:series>
          <chart:series chart:style-name="ch11" chart:values-cell-range-address="Sheet2.D4:Sheet2.D7" chart:label-cell-address="Sheet2.D3:Sheet2.D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3:Sheet2.B3">HM</text:p>
              </table:table-cell>
              <table:table-cell office:value-type="string">
                <text:p text:id="Sheet2.C3:Sheet2.C3">JR</text:p>
              </table:table-cell>
              <table:table-cell office:value-type="string">
                <text:p text:id="Sheet2.D3:Sheet2.D3">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A4:Sheet2.A7">10</text:p>
              </table:table-cell>
              <table:table-cell office:value-type="float" office:value="111">
                <text:p text:id="Sheet2.B4:Sheet2.B7">111</text:p>
              </table:table-cell>
              <table:table-cell office:value-type="float" office:value="212">
                <text:p text:id="Sheet2.C4:Sheet2.C7">212</text:p>
              </table:table-cell>
              <table:table-cell office:value-type="float" office:value="290">
                <text:p text:id="Sheet2.D4:Sheet2.D7">2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21">
                <text:p>621</text:p>
              </table:table-cell>
              <table:table-cell office:value-type="float" office:value="1303">
                <text:p>130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606">
                <text:p>1606</text:p>
              </table:table-cell>
              <table:table-cell office:value-type="float" office:value="3191">
                <text:p>3191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786">
                <text:p>2786</text:p>
              </table:table-cell>
              <table:table-cell office:value-type="float" office:value="7579">
                <text:p>7579</text:p>
              </table:table-cell>
              <table:table-cell office:value-type="float" office:value="7331">
                <text:p>73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14cm" svg:height="9.026cm" xlink:href=".." chart:class="chart:scatter" chart:style-name="ch1">
        <chart:title svg:x="3.565cm" svg:y="0.18cm" chart:style-name="ch2">
          <text:p>Runtime vs n (RSM EL)</text:p>
        </chart:title>
        <chart:legend chart:legend-position="end" svg:x="10.92cm" svg:y="3.864cm" chart:style-name="ch3"/>
        <chart:plot-area chart:style-name="ch4" table:cell-range-address="Sheet2.G3:Sheet2.I7" chart:data-source-has-labels="row" svg:x="1.077cm" svg:y="0.958cm" svg:width="9.261cm" svg:height="7.459cm">
          <chart:axis chart:dimension="x" chart:name="primary-x" chart:style-name="ch5">
            <chart:title svg:x="4.392cm" svg:y="7.946cm" chart:style-name="ch6">
              <text:p>n (in thousands)</text:p>
            </chart:title>
          </chart:axis>
          <chart:axis chart:dimension="y" chart:name="primary-y" chart:style-name="ch5">
            <chart:title svg:x="1.024cm" svg:y="6.109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2.H4:Sheet2.H7" chart:label-cell-address="Sheet2.H3:Sheet2.H3" chart:class="chart:scatter">
            <chart:domain table:cell-range-address="Sheet2.G4:Sheet2.G7"/>
            <chart:data-point chart:repeated="4"/>
          </chart:series>
          <chart:series chart:style-name="ch10" chart:values-cell-range-address="Sheet2.I4:Sheet2.I7" chart:label-cell-address="Sheet2.I3:Sheet2.I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2.H3:Sheet2.H3">HM</text:p>
              </table:table-cell>
              <table:table-cell office:value-type="string">
                <text:p text:id="Sheet2.I3:Sheet2.I3">J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G4:Sheet2.G7">10</text:p>
              </table:table-cell>
              <table:table-cell office:value-type="float" office:value="92">
                <text:p text:id="Sheet2.H4:Sheet2.H7">92</text:p>
              </table:table-cell>
              <table:table-cell office:value-type="float" office:value="121">
                <text:p text:id="Sheet2.I4:Sheet2.I7">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34">
                <text:p>23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41">
                <text:p>54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739">
                <text:p>739</text:p>
              </table:table-cell>
              <table:table-cell office:value-type="float" office:value="1864">
                <text:p>18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3cm" svg:height="9.027cm" xlink:href=".." chart:class="chart:scatter" chart:column-mapping="3 2 5 1 4" chart:style-name="ch1">
        <chart:title svg:x="2.854cm" svg:y="0.215cm" chart:style-name="ch2">
          <text:p>Runtime vs Sparsity (Holdout EL)</text:p>
        </chart:title>
        <chart:legend chart:legend-position="end" svg:x="10.9cm" svg:y="3.034cm" chart:style-name="ch3"/>
        <chart:plot-area chart:style-name="ch4" table:cell-range-address="Sheet4.A3:Sheet4.F7" chart:data-source-has-labels="row" svg:x="1.604cm" svg:y="0.959cm" svg:width="9.671cm" svg:height="7.389cm">
          <chart:axis chart:dimension="x" chart:name="primary-x" chart:style-name="ch5">
            <chart:title svg:x="5.931cm" svg:y="7.877cm" chart:style-name="ch6">
              <text:p>Sparsity</text:p>
            </chart:title>
          </chart:axis>
          <chart:axis chart:dimension="y" chart:name="primary-y" chart:style-name="ch7">
            <chart:title svg:x="1.519cm" svg:y="6.075cm" chart:style-name="ch8">
              <text:p>Runtime (in secs)</text:p>
            </chart:title>
            <chart:grid chart:style-name="ch9" chart:class="major"/>
          </chart:axis>
          <chart:series chart:style-name="ch10" chart:values-cell-range-address="Sheet4.D4:Sheet4.D7" chart:label-cell-address="Sheet4.D3:Sheet4.D3" chart:class="chart:scatter">
            <chart:domain table:cell-range-address="Sheet4.A4:Sheet4.A7"/>
            <chart:data-point chart:repeated="4"/>
          </chart:series>
          <chart:series chart:style-name="ch11" chart:values-cell-range-address="Sheet4.C4:Sheet4.C7" chart:label-cell-address="Sheet4.C3:Sheet4.C3" chart:class="chart:scatter">
            <chart:data-point chart:repeated="4"/>
          </chart:series>
          <chart:series chart:style-name="ch12" chart:values-cell-range-address="Sheet4.F4:Sheet4.F7" chart:label-cell-address="Sheet4.F3:Sheet4.F3" chart:class="chart:scatter">
            <chart:data-point chart:repeated="4"/>
          </chart:series>
          <chart:series chart:style-name="ch13" chart:values-cell-range-address="Sheet4.B4:Sheet4.B7" chart:label-cell-address="Sheet4.B3:Sheet4.B3" chart:class="chart:scatter">
            <chart:data-point chart:repeated="4"/>
          </chart:series>
          <chart:series chart:style-name="ch14" chart:values-cell-range-address="Sheet4.E4:Sheet4.E7" chart:label-cell-address="Sheet4.E3:Sheet4.E3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D3:Sheet4.D3">RB</text:p>
              </table:table-cell>
              <table:table-cell office:value-type="string">
                <text:p text:id="Sheet4.C3:Sheet4.C3">JR-cell</text:p>
              </table:table-cell>
              <table:table-cell office:value-type="string">
                <text:p text:id="Sheet4.F3:Sheet4.F3">JR-subblk</text:p>
              </table:table-cell>
              <table:table-cell office:value-type="string">
                <text:p text:id="Sheet4.B3:Sheet4.B3">HM-cell</text:p>
              </table:table-cell>
              <table:table-cell office:value-type="string">
                <text:p text:id="Sheet4.E3:Sheet4.E3">HM-subbl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 text:id="Sheet4.A4:Sheet4.A7">0.001</text:p>
              </table:table-cell>
              <table:table-cell office:value-type="float" office:value="117">
                <text:p text:id="Sheet4.D4:Sheet4.D7">117</text:p>
              </table:table-cell>
              <table:table-cell office:value-type="float" office:value="83">
                <text:p text:id="Sheet4.C4:Sheet4.C7">83</text:p>
              </table:table-cell>
              <table:table-cell office:value-type="float" office:value="84">
                <text:p text:id="Sheet4.F4:Sheet4.F7">84</text:p>
              </table:table-cell>
              <table:table-cell office:value-type="float" office:value="61">
                <text:p text:id="Sheet4.B4:Sheet4.B7">61</text:p>
              </table:table-cell>
              <table:table-cell office:value-type="float" office:value="58">
                <text:p text:id="Sheet4.E4:Sheet4.E7">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61">
                <text:p>161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318">
                <text:p>318</text:p>
              </table:table-cell>
              <table:table-cell office:value-type="float" office:value="265">
                <text:p>265</text:p>
              </table:table-cell>
              <table:table-cell office:value-type="float" office:value="228">
                <text:p>228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506">
                <text:p>506</text:p>
              </table:table-cell>
              <table:table-cell office:value-type="float" office:value="468">
                <text:p>468</text:p>
              </table:table-cell>
              <table:table-cell office:value-type="float" office:value="424">
                <text:p>424</text:p>
              </table:table-cell>
              <table:table-cell office:value-type="float" office:value="226">
                <text:p>226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14cm" svg:height="9.025cm" xlink:href=".." chart:class="chart:scatter" chart:style-name="ch1">
        <chart:title svg:x="1.782cm" svg:y="0.214cm" chart:style-name="ch2">
          <text:p>Runtime vs No. of Folds (Holdout CV)</text:p>
        </chart:title>
        <chart:legend chart:legend-position="end" svg:x="10.721cm" svg:y="3.58cm" chart:style-name="ch3"/>
        <chart:plot-area chart:style-name="ch4" table:cell-range-address="Sheet3.A3:Sheet3.D8" chart:data-source-has-labels="row" svg:x="1.315cm" svg:y="0.959cm" svg:width="8.902cm" svg:height="7.413cm">
          <chart:axis chart:dimension="x" chart:name="primary-x" chart:style-name="ch5">
            <chart:title svg:x="4.503cm" svg:y="7.901cm" chart:style-name="ch6">
              <text:p>No. of Iterations</text:p>
            </chart:title>
          </chart:axis>
          <chart:axis chart:dimension="y" chart:name="primary-y" chart:style-name="ch5">
            <chart:title svg:x="1.262cm" svg:y="6.087cm" chart:style-name="ch7">
              <text:p>Runtime (in secs)</text:p>
            </chart:title>
            <chart:grid chart:style-name="ch8" chart:class="major"/>
          </chart:axis>
          <chart:series chart:style-name="ch9" chart:values-cell-range-address="Sheet3.B4:Sheet3.B8" chart:label-cell-address="Sheet3.B3:Sheet3.B3" chart:class="chart:scatter">
            <chart:domain table:cell-range-address="Sheet3.A4:Sheet3.A8"/>
            <chart:data-point chart:repeated="5"/>
          </chart:series>
          <chart:series chart:style-name="ch10" chart:values-cell-range-address="Sheet3.C4:Sheet3.C8" chart:label-cell-address="Sheet3.C3:Sheet3.C3" chart:class="chart:scatter">
            <chart:data-point chart:repeated="5"/>
          </chart:series>
          <chart:series chart:style-name="ch11" chart:values-cell-range-address="Sheet3.D4:Sheet3.D8" chart:label-cell-address="Sheet3.D3:Sheet3.D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3:Sheet3.B3">HM</text:p>
              </table:table-cell>
              <table:table-cell office:value-type="string">
                <text:p text:id="Sheet3.C3:Sheet3.C3">JR</text:p>
              </table:table-cell>
              <table:table-cell office:value-type="string">
                <text:p text:id="Sheet3.D3:Sheet3.D3">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3.A4:Sheet3.A8">1</text:p>
              </table:table-cell>
              <table:table-cell office:value-type="float" office:value="74">
                <text:p text:id="Sheet3.B4:Sheet3.B8">74</text:p>
              </table:table-cell>
              <table:table-cell office:value-type="float" office:value="116">
                <text:p text:id="Sheet3.C4:Sheet3.C8">116</text:p>
              </table:table-cell>
              <table:table-cell office:value-type="float" office:value="177">
                <text:p text:id="Sheet3.D4:Sheet3.D8">1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  <table:table-cell office:value-type="float" office:value="338">
                <text:p>33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53">
                <text:p>253</text:p>
              </table:table-cell>
              <table:table-cell office:value-type="float" office:value="457">
                <text:p>45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7">
                <text:p>307</text:p>
              </table:table-cell>
              <table:table-cell office:value-type="float" office:value="587">
                <text:p>587</text:p>
              </table:table-cell>
              <table:table-cell office:value-type="float" office:value="691">
                <text:p>6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